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pectral SemiBold" svg:font-family="'Spectral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Spectral SemiBold1" svg:font-family="'Spectral SemiBold'" style:font-family-generic="system" style:font-pitch="variable"/>
  </office:font-face-decls>
  <office:automatic-styles>
    <style:style style:name="P1" style:family="paragraph" style:parent-style-name="Standard">
      <style:text-properties style:font-name="Spectral SemiBold" fo:font-size="14pt" style:font-name-asian="Spectral SemiBold1" style:font-size-asian="14pt" style:font-name-complex="Spectral SemiBold1" style:font-size-complex="14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Spectral SemiBold" fo:font-size="21pt" style:font-name-asian="Spectral SemiBold1" style:font-size-asian="21pt" style:font-name-complex="Spectral SemiBold1" style:font-size-complex="21pt"/>
    </style:style>
    <style:style style:name="T2" style:family="text">
      <style:text-properties style:font-name="Spectral SemiBold" fo:font-size="14pt" style:font-name-asian="Spectral SemiBold1" style:font-size-asian="14pt" style:font-name-complex="Spectral SemiBold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periment 1-2</text:span></text:p>
      <text:p text:style-name="Standard"><text:span text:style-name="T2">Q1. L is a list defined as L= [11, 12, 13, 14].</text:span></text:p>
      <text:p text:style-name="Standard"><text:span text:style-name="T2">i. WAP to add 50 and 60 to L.</text:span></text:p>
      <text:p text:style-name="Standard"><text:span text:style-name="T2">ii. WAP to remove 11 and 13from L.</text:span></text:p>
      <text:p text:style-name="Standard"><text:span text:style-name="T2">iii. WAP to sort L in ascending order.</text:span></text:p>
      <text:p text:style-name="Standard"><text:span text:style-name="T2">iv. WAP to sort L in descending order.</text:span></text:p>
      <text:p text:style-name="Standard"><text:span text:style-name="T2">v. WAP to search for 13 in L.</text:span></text:p>
      <text:p text:style-name="Standard"><text:span text:style-name="T2">vi. WAP to count the number of elements present in L.</text:span></text:p>
      <text:p text:style-name="Standard"><text:span text:style-name="T2">vii. WAP to sum all the elements in L.</text:span></text:p>
      <text:p text:style-name="Standard"><text:span text:style-name="T2">viii. WAP to sum all ODD numbers in L.</text:span></text:p>
      <text:p text:style-name="Standard"><text:span text:style-name="T2">ix. WAP to sum all EVEN numbers in L.</text:span></text:p>
      <text:p text:style-name="Standard"><text:span text:style-name="T2">x. WAP to sum all PRIME numbers in L.</text:span></text:p>
      <text:p text:style-name="Standard"><text:span text:style-name="T2">xi. WAP to clear all the elements in L.</text:span></text:p>
      <text:p text:style-name="Standard"><text:span text:style-name="T2">xii. WAP to delete L.</text:span></text:p>
      <text:p text:style-name="P1"/>
      <text:p text:style-name="P1"/>
      <text:p text:style-name="Standard"><text:span text:style-name="T2">Q2. D is a dictionary defined as D= {1:5.6, 2:7.8, 3:6.6, 4:8.7, 5:7.7}.</text:span></text:p>
      <text:p text:style-name="Standard"><text:span text:style-name="T2">i. WAP to add new entry in D; key=8 and value is 8.8</text:span></text:p>
      <text:p text:style-name="Standard"><text:span text:style-name="T2">ii. WAP to remove key=2.</text:span></text:p>
      <text:p text:style-name="Standard"><text:span text:style-name="T2">iii. WAP to check weather 6 key is present in D.</text:span></text:p>
      <text:p text:style-name="Standard"><text:span text:style-name="T2">iv. WAP to count the number of elements present in D.</text:span></text:p>
      <text:p text:style-name="Standard"><text:span text:style-name="T2">v. WAP to add all the values present D.</text:span></text:p>
      <text:p text:style-name="Standard"><text:span text:style-name="T2">vi. WAP to update the value of 3 to 7.1.</text:span></text:p>
      <text:p text:style-name="Standard"><text:span text:style-name="T2">vii. WAP to clear the dictionary.</text:span></text:p>
      <text:p text:style-name="P1"/>
      <text:p text:style-name="P1"><text:soft-page-break/></text:p>
      <text:p text:style-name="Standard"><text:span text:style-name="T2">Q3. S1 is a set defined as S1= [10, 20, 30, 40, 50, 60].</text:span></text:p>
      <text:p text:style-name="Standard"><text:span text:style-name="T2">S2 is a set defined as S2= [40, 50, 60, 70, 80, 90].</text:span></text:p>
      <text:p text:style-name="Standard"><text:span text:style-name="T2">i. WAP to add 55 and 66 in Set S1.</text:span></text:p>
      <text:p text:style-name="Standard"><text:span text:style-name="T2">ii. WAP to remove 10 and 30 from Set S1.iii. WAP to check whether 40 is present in S1.</text:span></text:p>
      <text:p text:style-name="Standard"><text:span text:style-name="T2">iv. WAP to find the union between S1 and S2.</text:span></text:p>
      <text:p text:style-name="Standard"><text:span text:style-name="T2">v. WAP to find the intersection between S1 and S2.</text:span></text:p>
      <text:p text:style-name="Standard"><text:span text:style-name="T2">vi. WAP to find the S1 - S2.</text:span></text:p>
      <text:p text:style-name="P1"/>
      <text:p text:style-name="Standard"><text:span text:style-name="T2">Q4. Write the following program.</text:span></text:p>
      <text:p text:style-name="Standard"><text:span text:style-name="T2">i. WAP to print 100 random strings whose length between 6 and 8.</text:span></text:p>
      <text:p text:style-name="Standard"><text:span text:style-name="T2">ii. WAP to print all prime numbers between 600 and 800.</text:span></text:p>
      <text:p text:style-name="Standard"><text:span text:style-name="T2">iii. WAP to print all numbers between 100 and 1000 that are divisible by 7 and 9.</text:span></text:p>
      <text:p text:style-name="P1"/>
      <text:p text:style-name="Standard"><text:span text:style-name="T2">Q5. WAP to create two lists of 10 random numbers between 10 and 30; Find</text:span></text:p>
      <text:p text:style-name="Standard"><text:span text:style-name="T2">i. Common numbers in the two lists</text:span></text:p>
      <text:p text:style-name="Standard"><text:span text:style-name="T2">ii. Unique numbers in both the list</text:span></text:p>
      <text:p text:style-name="Standard"><text:span text:style-name="T2">iii. Minimum in both the list</text:span></text:p>
      <text:p text:style-name="Standard"><text:span text:style-name="T2">iv. Maximum in both the list</text:span></text:p>
      <text:p text:style-name="Standard"><text:span text:style-name="T2">v. Sum of both the lists</text:span></text:p>
      <text:p text:style-name="P1"/>
      <text:p text:style-name="P1"/>
      <text:p text:style-name="Standard"><text:span text:style-name="T2">Q6. WAP to create a list of 100 random numbers between 100 and 900. Count and print the:</text:span></text:p>
      <text:p text:style-name="Standard"><text:span text:style-name="T2">i. All odd numbers</text:span></text:p>
      <text:p text:style-name="Standard"><text:span text:style-name="T2">ii. All even numbers</text:span></text:p>
      <text:p text:style-name="Standard"><text:span text:style-name="T2">iii. All prime numbers</text:span></text:p>
      <text:p text:style-name="P1"><text:soft-page-break/></text:p>
      <text:p text:style-name="Standard"><text:span text:style-name="T2">Q7. D is a dictionary defined as D={1:"One",2:"Two",3:"Three",4:"Four", 5:"Five"}.</text:span></text:p>
      <text:p text:style-name="Standard"><text:span text:style-name="T2">WAP to read all the keys and values from dictionary and write to the file in the given below</text:span></text:p>
      <text:p text:style-name="Standard"><text:span text:style-name="T2">format.</text:span></text:p>
      <text:p text:style-name="Standard"><text:span text:style-name="T2">Key1, Value1</text:span></text:p>
      <text:p text:style-name="Standard"><text:span text:style-name="T2">Key2, Value2</text:span></text:p>
      <text:p text:style-name="Standard"><text:span text:style-name="T2">Key3, Value3Q8. L is a list defined as L={"One","Two","Three","Four","Five"}.</text:span></text:p>
      <text:p text:style-name="Standard"><text:span text:style-name="T2">WAP to count the length of reach element from a list and write to the file in the given below</text:span></text:p>
      <text:p text:style-name="Standard"><text:span text:style-name="T2">format:</text:span></text:p>
      <text:p text:style-name="Standard"><text:span text:style-name="T2">One, 3</text:span></text:p>
      <text:p text:style-name="Standard"><text:span text:style-name="T2">Two, 3</text:span></text:p>
      <text:p text:style-name="Standard"><text:span text:style-name="T2">Four, 4</text:span></text:p>
      <text:p text:style-name="P1"/>
      <text:p text:style-name="Standard"><text:span text:style-name="T2">Q9. Write to the file 100 random strings whose length between 10 and 15.</text:span></text:p>
      <text:p text:style-name="P1"/>
      <text:p text:style-name="Standard"><text:span text:style-name="T2">Q10. Write to the file all prime numbers between 600 and 800.</text:span></text:p>
      <text:p text:style-name="P1"/>
      <text:p text:style-name="Standard"><text:span text:style-name="T2">Q11. WAP to calculate the time taken by a program.</text:span></text:p>
      <text:p text:style-name="Standard"><text:span text:style-name="T2">Q12. WAP to create a dictionary of student marks in five subjects and you have to find the</text:span></text:p>
      <text:p text:style-name="Standard"><text:span text:style-name="T2">student having maximum and minimum average mark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Spectral SemiBold" svg:font-family="'Spectral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Spectral SemiBold1" svg:font-family="'Spectral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9" meta:word-count="531" meta:character-count="2528" meta:non-whitespace-character-count="2056"/>
    <meta:generator>LibreOfficeDev/6.0.5.2$Linux_X86_64 LibreOffice_project/</meta:generator>
  </office:meta>
</office:document-meta>
</file>